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Tabela1" style:family="table">
      <style:table-properties style:width="16.037cm" fo:margin-left="0.009cm" fo:margin-top="0cm" fo:margin-bottom="0cm" table:align="left" style:writing-mode="lr-tb"/>
    </style:style>
    <style:style style:name="Tabela1.A" style:family="table-column">
      <style:table-column-properties style:column-width="8.019cm"/>
    </style:style>
    <style:style style:name="Tabela1.B" style:family="table-column">
      <style:table-column-properties style:column-width="8.017cm"/>
    </style:style>
    <style:style style:name="Tabela1.1" style:family="table-row">
      <style:table-row-properties style:min-row-height="0.464cm" fo:keep-together="auto"/>
    </style:style>
    <style:style style:name="Tabela1.A1" style:family="table-cell">
      <style:table-cell-properties fo:padding-left="0.191cm" fo:padding-right="0.191cm" fo:padding-top="0cm" fo:padding-bottom="0cm" fo:border="0.5pt solid #000000" style:writing-mode="lr-tb"/>
    </style:style>
    <style:style style:name="Tabela1.2" style:family="table-row">
      <style:table-row-properties style:min-row-height="1.367cm" fo:keep-together="auto"/>
    </style:style>
    <style:style style:name="Tabela1.3" style:family="table-row">
      <style:table-row-properties style:min-row-height="9.701cm" fo:keep-together="auto"/>
    </style:style>
    <style:style style:name="Tabela1.4" style:family="table-row">
      <style:table-row-properties style:min-row-height="0.437cm" fo:keep-together="auto"/>
    </style:style>
    <style:style style:name="P1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" fo:font-size="11pt" fo:language="pl" fo:country="PL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2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fo:language="pl" fo:country="PL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3" style:family="paragraph" style:parent-style-name="Standard">
      <style:paragraph-properties fo:margin-top="0cm" fo:margin-bottom="0cm" style:contextual-spacing="false" fo:line-height="100%" fo:text-align="justify" style:justify-single-word="false" fo:orphans="2" fo:widows="2"/>
      <style:text-properties style:font-name="Calibri" fo:font-size="11pt" fo:language="pl" fo:country="PL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4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fo:language="pl" fo:country="PL" fo:font-weight="bold" style:letter-kerning="false" style:font-name-asian="Calibri1" style:font-size-asian="11pt" style:language-asian="en" style:country-asian="US" style:font-weight-asian="bold" style:font-name-complex="F" style:font-size-complex="11pt" style:language-complex="ar" style:country-complex="SA" style:font-weight-complex="bold"/>
    </style:style>
    <style:style style:name="P5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fo:language="pl" fo:country="PL" fo:font-weight="normal" style:letter-kerning="false" style:font-name-asian="Calibri1" style:font-size-asian="11pt" style:language-asian="en" style:country-asian="US" style:font-weight-asian="normal" style:font-name-complex="F" style:font-size-complex="11pt" style:language-complex="ar" style:country-complex="SA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994a8" style:font-weight-asian="bold" style:font-weight-complex="bold"/>
    </style:style>
    <style:style style:name="T3" style:family="text">
      <style:text-properties fo:font-weight="bold" officeooo:rsid="0019a428" style:font-weight-asian="bold" style:font-weight-complex="bold"/>
    </style:style>
    <style:style style:name="T4" style:family="text">
      <style:text-properties officeooo:rsid="001994a8"/>
    </style:style>
    <style:style style:name="T5" style:family="text">
      <style:text-properties style:text-line-through-style="solid" style:text-line-through-type="single" officeooo:rsid="001994a8"/>
    </style:style>
    <style:style style:name="T6" style:family="text">
      <style:text-properties style:text-line-through-style="none" style:text-line-through-type="none" officeooo:rsid="001994a8"/>
    </style:style>
    <style:style style:name="T7" style:family="text">
      <style:text-properties officeooo:rsid="0019a42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1"><text:span text:style-name="T1">Wyniki bez cut zielone</text:span></text:p>
          </table:table-cell>
          <table:table-cell table:style-name="Tabela1.A1" office:value-type="string">
            <text:p text:style-name="P1"><text:span text:style-name="T1">Wyniki z cut zielone</text:span></text:p>
          </table:table-cell>
        </table:table-row>
        <table:table-row table:style-name="Tabela1.2">
          <table:table-cell table:style-name="Tabela1.A1" office:value-type="string">
            <text:p text:style-name="P2"><text:span text:style-name="T1">?-f1(</text:span><text:span text:style-name="T2">1</text:span><text:span text:style-name="T1">.1,Y).</text:span></text:p>
            <text:p text:style-name="P2">Y = <text:span text:style-name="T6">-2.2</text:span></text:p>
            <text:p text:style-name="P2">No</text:p>
          </table:table-cell>
          <table:table-cell table:style-name="Tabela1.A1" office:value-type="string">
            <text:p text:style-name="P2"><text:span text:style-name="T1">?-f2(</text:span><text:span text:style-name="T2">1.1</text:span><text:span text:style-name="T1">,Y).</text:span></text:p>
            <text:p text:style-name="P2">Y=-<text:span text:style-name="T4">2.2</text:span> ;</text:p>
            <text:p text:style-name="P2"/>
          </table:table-cell>
        </table:table-row>
        <table:table-row table:style-name="Tabela1.3">
          <table:table-cell table:style-name="Tabela1.A1" office:value-type="string">
            <text:p text:style-name="P2">?-trace.</text:p>
            <text:p text:style-name="P2">Yes</text:p>
            <text:p text:style-name="P4">?-f1(<text:span text:style-name="T4">1</text:span>.1,Y).</text:p>
            <text:p text:style-name="P2"><text:s text:c="3"/>Call: (10) f1(1.1, _65018) ? creep</text:p>
            <text:p text:style-name="P2"><text:s text:c="3"/>Call: (11) 1.1&gt;2 ? creep</text:p>
            <text:p text:style-name="P2"><text:s text:c="3"/>Fail: (11) 1.1&gt;2 ? creep</text:p>
            <text:p text:style-name="P2"><text:s text:c="3"/>Redo: (10) f1(1.1, _65018) ? creep</text:p>
            <text:p text:style-name="P2"><text:s text:c="3"/>Call: (11) 1.1&lt; -2 ? creep</text:p>
            <text:p text:style-name="P2"><text:s text:c="3"/>Fail: (11) 1.1&lt; -2 ? creep</text:p>
            <text:p text:style-name="P2"><text:s text:c="3"/>Redo: (10) f1(1.1, _65018) ? creep</text:p>
            <text:p text:style-name="P2"><text:s text:c="3"/>Call: (11) 1.1&gt;= -2 ? creep</text:p>
            <text:p text:style-name="P2"><text:s text:c="3"/>Exit: (11) 1.1&gt;= -2 ? creep</text:p>
            <text:p text:style-name="P2"><text:s text:c="3"/>Call: (11) 1.1=&lt;2 ? creep</text:p>
            <text:p text:style-name="P2"><text:s text:c="3"/>Exit: (11) 1.1=&lt;2 ? creep</text:p>
            <text:p text:style-name="P2"><text:s text:c="3"/>Call: (11) _65018 is -2*1.1 ? creep</text:p>
            <text:p text:style-name="P2"><text:s text:c="3"/>Exit: (11) -2.2 is -2*1.1 ? creep</text:p>
            <text:p text:style-name="P2"><text:s text:c="3"/>Exit: (10) f1(1.1, -2.2) ? creep</text:p>
            <text:p text:style-name="P2"><text:span text:style-name="T1">Y = -2.2.</text:span></text:p>
          </table:table-cell>
          <table:table-cell table:style-name="Tabela1.A1" office:value-type="string">
            <text:p text:style-name="P2">?-trace.</text:p>
            <text:p text:style-name="P2">Yes</text:p>
            <text:p text:style-name="P2"><text:span text:style-name="T1">?-f</text:span><text:span text:style-name="T2">2</text:span><text:span text:style-name="T1">(</text:span><text:span text:style-name="T2">1</text:span><text:span text:style-name="T1">.1,Y).</text:span></text:p>
            <text:p text:style-name="P5"><text:s text:c="3"/>Call: (10) f2(1.1, _90028) ? creep</text:p>
            <text:p text:style-name="P5"><text:s text:c="3"/>Call: (11) 1.1&gt;2 ? creep</text:p>
            <text:p text:style-name="P5"><text:s text:c="3"/>Fail: (11) 1.1&gt;2 ? creep</text:p>
            <text:p text:style-name="P5"><text:s text:c="3"/>Redo: (10) f2(1.1, _90028) ? creep</text:p>
            <text:p text:style-name="P5"><text:s text:c="3"/>Call: (11) 1.1&lt; -2 ? creep</text:p>
            <text:p text:style-name="P5"><text:s text:c="3"/>Fail: (11) 1.1&lt; -2 ? creep</text:p>
            <text:p text:style-name="P5"><text:s text:c="3"/>Redo: (10) f2(1.1, _90028) ? creep</text:p>
            <text:p text:style-name="P5"><text:s text:c="3"/>Call: (11) 1.1&gt;= -2 ? creep</text:p>
            <text:p text:style-name="P5"><text:s text:c="3"/>Exit: (11) 1.1&gt;= -2 ? creep</text:p>
            <text:p text:style-name="P5"><text:s text:c="3"/>Call: (11) 1.1=&lt;2 ? creep</text:p>
            <text:p text:style-name="P5"><text:s text:c="3"/>Exit: (11) 1.1=&lt;2 ? creep</text:p>
            <text:p text:style-name="P5"><text:s text:c="3"/>Call: (11) _90028 is -2*1.1 ? creep</text:p>
            <text:p text:style-name="P5"><text:s text:c="3"/>Exit: (11) -2.2 is -2*1.1 ? creep</text:p>
            <text:p text:style-name="P5"><text:s text:c="3"/>Exit: (10) f2(1.1, -2.2) ? creep</text:p>
            <text:p text:style-name="P4">Y = -2.2.</text:p>
            <text:p text:style-name="P3"/>
            <text:p text:style-name="P3"/>
          </table:table-cell>
        </table:table-row>
        <table:table-row table:style-name="Tabela1.4">
          <table:table-cell table:style-name="Tabela1.A1" office:value-type="string">
            <text:p text:style-name="P2"><text:span text:style-name="T1">?-f11(</text:span><text:span text:style-name="T3">1</text:span><text:span text:style-name="T1">.1,Y).</text:span></text:p>
            <text:p text:style-name="P2">Y = -<text:span text:style-name="T7">2.2</text:span></text:p>
          </table:table-cell>
          <table:table-cell table:style-name="Tabela1.A1" office:value-type="string">
            <text:p text:style-name="P2"><text:span text:style-name="T1">?-f21(</text:span><text:span text:style-name="T3">1</text:span><text:span text:style-name="T1">.1,Y).</text:span></text:p>
            <text:p text:style-name="P2">Y = <text:span text:style-name="T7">FALSE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pl" fo:country="PL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pl" fo:country="PL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Michał Chomczyk</meta:initial-creator>
    <meta:editing-cycles>10</meta:editing-cycles>
    <meta:creation-date>2022-04-05T18:11:00</meta:creation-date>
    <dc:date>2022-04-06T15:35:33.829000000</dc:date>
    <meta:editing-duration>PT31M20S</meta:editing-duration>
    <meta:generator>LibreOffice/7.3.0.3$Windows_X86_64 LibreOffice_project/0f246aa12d0eee4a0f7adcefbf7c878fc2238db3</meta:generator>
    <meta:document-statistic meta:table-count="1" meta:image-count="0" meta:object-count="0" meta:page-count="1" meta:paragraph-count="47" meta:word-count="200" meta:character-count="1087" meta:non-whitespace-character-count="850"/>
    <meta:user-defined meta:name="AppVersion">16.0000</meta:user-defined>
    <meta:template xlink:type="simple" xlink:actuate="onRequest" xlink:title="Normal" xlink:href=""/>
  </office:meta>
</office:document-meta>
</file>